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4184f6" officeooo:paragraph-rsid="005b2fd3" style:font-weight-asian="normal" style:font-weight-complex="normal"/>
    </style:style>
    <style:style style:name="P14" style:family="paragraph" style:parent-style-name="Text_20_body">
      <style:text-properties style:text-underline-style="none" fo:font-weight="normal" officeooo:rsid="00ad2b5c" officeooo:paragraph-rsid="00ad2b5c" style:font-weight-asian="normal" style:font-weight-complex="normal"/>
    </style:style>
    <style:style style:name="P15" style:family="paragraph" style:parent-style-name="Text_20_body">
      <style:text-properties style:text-underline-style="none" fo:font-weight="normal" officeooo:rsid="0072c4ac" officeooo:paragraph-rsid="0072c4ac" style:font-weight-asian="normal" style:font-weight-complex="normal"/>
    </style:style>
    <style:style style:name="P16" style:family="paragraph" style:parent-style-name="Text_20_body">
      <style:text-properties style:text-underline-style="none" fo:font-weight="normal" officeooo:rsid="0081f2a7" officeooo:paragraph-rsid="00c3e811" style:font-weight-asian="normal" style:font-weight-complex="normal"/>
    </style:style>
    <style:style style:name="P17" style:family="paragraph" style:parent-style-name="Text_20_body">
      <style:text-properties style:text-underline-style="none" fo:font-weight="normal" officeooo:rsid="0097510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d592bc"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3"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24"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25"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26"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27" style:family="paragraph" style:parent-style-name="Text_20_body">
      <style:text-properties fo:font-weight="normal" officeooo:rsid="00f0c756" officeooo:paragraph-rsid="0102ca80" style:font-weight-asian="normal" style:font-weight-complex="normal"/>
    </style:style>
    <style:style style:name="P28"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29"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30"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33"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4"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7"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8"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9"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40"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41"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42"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43" style:family="paragraph" style:parent-style-name="Text_20_body">
      <style:paragraph-properties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officeooo:rsid="004e7c85"/>
    </style:style>
    <style:style style:name="T8" style:family="text">
      <style:text-properties officeooo:rsid="0050c553"/>
    </style:style>
    <style:style style:name="T9" style:family="text">
      <style:text-properties style:font-name="Liberation Sans1" style:font-name-asian="Microsoft YaHei" style:font-name-complex="Arial"/>
    </style:style>
    <style:style style:name="T10" style:family="text">
      <style:text-properties style:font-name="Liberation Sans1" officeooo:rsid="004f58a1" style:font-name-asian="Microsoft YaHei" style:font-name-complex="Arial"/>
    </style:style>
    <style:style style:name="T11" style:family="text">
      <style:text-properties style:font-name="Liberation Sans1" officeooo:rsid="00248ef5" style:font-name-asian="Microsoft YaHei" style:font-name-complex="Arial"/>
    </style:style>
    <style:style style:name="T12" style:family="text">
      <style:text-properties style:font-name="Liberation Sans1" officeooo:rsid="006377f0" style:font-name-asian="Microsoft YaHei" style:font-name-complex="Arial"/>
    </style:style>
    <style:style style:name="T13" style:family="text">
      <style:text-properties style:font-name="Liberation Sans1" officeooo:rsid="00fe1114" style:font-name-asian="Microsoft YaHei" style:font-name-complex="Arial"/>
    </style:style>
    <style:style style:name="T14" style:family="text">
      <style:text-properties style:font-name="Liberation Sans1" officeooo:rsid="0104bac1" style:font-name-asian="Microsoft YaHei" style:font-name-complex="Arial"/>
    </style:style>
    <style:style style:name="T15" style:family="text">
      <style:text-properties style:font-name="Liberation Sans1" officeooo:rsid="01077de8" style:font-name-asian="Microsoft YaHei" style:font-name-complex="Arial"/>
    </style:style>
    <style:style style:name="T16" style:family="text">
      <style:text-properties style:font-name="Liberation Sans1" officeooo:rsid="01093181" style:font-name-asian="Microsoft YaHei" style:font-name-complex="Arial"/>
    </style:style>
    <style:style style:name="T17" style:family="text">
      <style:text-properties style:font-name="Liberation Sans1" officeooo:rsid="010a0244" style:font-name-asian="Microsoft YaHei" style:font-name-complex="Arial"/>
    </style:style>
    <style:style style:name="T18" style:family="text">
      <style:text-properties style:font-name="Liberation Sans1" officeooo:rsid="010d3c8e" style:font-name-asian="Microsoft YaHei" style:font-name-complex="Arial"/>
    </style:style>
    <style:style style:name="T19" style:family="text">
      <style:text-properties style:font-name="Liberation Sans1" officeooo:rsid="00fc9e67" style:font-name-asian="Microsoft YaHei" style:font-name-complex="Arial"/>
    </style:style>
    <style:style style:name="T20" style:family="text">
      <style:text-properties style:font-name="Liberation Sans1" officeooo:rsid="00ff0b7e" style:font-name-asian="Microsoft YaHei" style:font-name-complex="Arial"/>
    </style:style>
    <style:style style:name="T21" style:family="text">
      <style:text-properties style:font-name="Liberation Sans1" officeooo:rsid="01139b00" style:font-name-asian="Microsoft YaHei" style:font-name-complex="Arial"/>
    </style:style>
    <style:style style:name="T22" style:family="text">
      <style:text-properties style:font-name="Liberation Sans1" officeooo:rsid="00fc9e67"/>
    </style:style>
    <style:style style:name="T23" style:family="text">
      <style:text-properties officeooo:rsid="006cb50a"/>
    </style:style>
    <style:style style:name="T24" style:family="text">
      <style:text-properties officeooo:rsid="006ec0b8"/>
    </style:style>
    <style:style style:name="T25" style:family="text">
      <style:text-properties officeooo:rsid="006ef213"/>
    </style:style>
    <style:style style:name="T26" style:family="text">
      <style:text-properties officeooo:rsid="007435c3"/>
    </style:style>
    <style:style style:name="T27" style:family="text">
      <style:text-properties officeooo:rsid="00762ff1"/>
    </style:style>
    <style:style style:name="T28" style:family="text">
      <style:text-properties officeooo:rsid="0076fce3"/>
    </style:style>
    <style:style style:name="T29" style:family="text">
      <style:text-properties officeooo:rsid="007b5dce"/>
    </style:style>
    <style:style style:name="T30" style:family="text">
      <style:text-properties officeooo:rsid="0082f636"/>
    </style:style>
    <style:style style:name="T31" style:family="text">
      <style:text-properties officeooo:rsid="0083df1a"/>
    </style:style>
    <style:style style:name="T32" style:family="text">
      <style:text-properties officeooo:rsid="00847767"/>
    </style:style>
    <style:style style:name="T33" style:family="text">
      <style:text-properties officeooo:rsid="0086ca45"/>
    </style:style>
    <style:style style:name="T34" style:family="text">
      <style:text-properties officeooo:rsid="0088a89e"/>
    </style:style>
    <style:style style:name="T35" style:family="text">
      <style:text-properties officeooo:rsid="0089d496"/>
    </style:style>
    <style:style style:name="T36" style:family="text">
      <style:text-properties officeooo:rsid="008bde9f"/>
    </style:style>
    <style:style style:name="T37" style:family="text">
      <style:text-properties officeooo:rsid="008d76c5"/>
    </style:style>
    <style:style style:name="T38" style:family="text">
      <style:text-properties officeooo:rsid="00905d6d"/>
    </style:style>
    <style:style style:name="T39" style:family="text">
      <style:text-properties officeooo:rsid="009187d9"/>
    </style:style>
    <style:style style:name="T40" style:family="text">
      <style:text-properties officeooo:rsid="0093669c"/>
    </style:style>
    <style:style style:name="T41" style:family="text">
      <style:text-properties officeooo:rsid="00950b2b"/>
    </style:style>
    <style:style style:name="T42" style:family="text">
      <style:text-properties officeooo:rsid="00975107"/>
    </style:style>
    <style:style style:name="T43" style:family="text">
      <style:text-properties officeooo:rsid="0098cfdb"/>
    </style:style>
    <style:style style:name="T44" style:family="text">
      <style:text-properties officeooo:rsid="009967e2"/>
    </style:style>
    <style:style style:name="T45" style:family="text">
      <style:text-properties officeooo:rsid="009bd27a"/>
    </style:style>
    <style:style style:name="T46" style:family="text">
      <style:text-properties officeooo:rsid="009cb513"/>
    </style:style>
    <style:style style:name="T47" style:family="text">
      <style:text-properties officeooo:rsid="009da820"/>
    </style:style>
    <style:style style:name="T48" style:family="text">
      <style:text-properties officeooo:rsid="009df7e2"/>
    </style:style>
    <style:style style:name="T49" style:family="text">
      <style:text-properties officeooo:rsid="00a198b2"/>
    </style:style>
    <style:style style:name="T50" style:family="text">
      <style:text-properties officeooo:rsid="00a1f01c"/>
    </style:style>
    <style:style style:name="T51" style:family="text">
      <style:text-properties officeooo:rsid="00a92ba4"/>
    </style:style>
    <style:style style:name="T52" style:family="text">
      <style:text-properties officeooo:rsid="00aaf92d"/>
    </style:style>
    <style:style style:name="T53" style:family="text">
      <style:text-properties officeooo:rsid="00b00248"/>
    </style:style>
    <style:style style:name="T54" style:family="text">
      <style:text-properties officeooo:rsid="00b16cb5"/>
    </style:style>
    <style:style style:name="T55" style:family="text">
      <style:text-properties officeooo:rsid="00b449cf"/>
    </style:style>
    <style:style style:name="T56" style:family="text">
      <style:text-properties officeooo:rsid="00b6279d"/>
    </style:style>
    <style:style style:name="T57" style:family="text">
      <style:text-properties officeooo:rsid="00bb9edd"/>
    </style:style>
    <style:style style:name="T58" style:family="text">
      <style:text-properties officeooo:rsid="00be48b2"/>
    </style:style>
    <style:style style:name="T59" style:family="text">
      <style:text-properties officeooo:rsid="00bed078"/>
    </style:style>
    <style:style style:name="T60" style:family="text">
      <style:text-properties officeooo:rsid="00c0860d"/>
    </style:style>
    <style:style style:name="T61" style:family="text">
      <style:text-properties officeooo:rsid="00c19dd5"/>
    </style:style>
    <style:style style:name="T62" style:family="text">
      <style:text-properties officeooo:rsid="008c711e"/>
    </style:style>
    <style:style style:name="T63" style:family="text">
      <style:text-properties officeooo:rsid="009abce1"/>
    </style:style>
    <style:style style:name="T64" style:family="text">
      <style:text-properties officeooo:rsid="00c5d965"/>
    </style:style>
    <style:style style:name="T65" style:family="text">
      <style:text-properties officeooo:rsid="00c9f68c"/>
    </style:style>
    <style:style style:name="T66" style:family="text">
      <style:text-properties officeooo:rsid="00ce8de8"/>
    </style:style>
    <style:style style:name="T67" style:family="text">
      <style:text-properties officeooo:rsid="00cf26db"/>
    </style:style>
    <style:style style:name="T68" style:family="text">
      <style:text-properties officeooo:rsid="00d271f7"/>
    </style:style>
    <style:style style:name="T69" style:family="text">
      <style:text-properties officeooo:rsid="00d2791c"/>
    </style:style>
    <style:style style:name="T70" style:family="text">
      <style:text-properties officeooo:rsid="00d2d0df"/>
    </style:style>
    <style:style style:name="T71" style:family="text">
      <style:text-properties style:text-line-through-style="none" style:text-line-through-type="none" style:text-position="0% 100%" style:text-underline-style="none" officeooo:rsid="00f5aa35"/>
    </style:style>
    <style:style style:name="T72" style:family="text">
      <style:text-properties style:text-line-through-style="none" style:text-line-through-type="none" style:text-position="0% 100%" style:text-underline-style="none" officeooo:rsid="00f7efa9"/>
    </style:style>
    <style:style style:name="T73" style:family="text">
      <style:text-properties officeooo:rsid="00dbf967"/>
    </style:style>
    <style:style style:name="T74" style:family="text">
      <style:text-properties officeooo:rsid="00dc1dfa"/>
    </style:style>
    <style:style style:name="T75" style:family="text">
      <style:text-properties officeooo:rsid="00de8f6f"/>
    </style:style>
    <style:style style:name="T76" style:family="text">
      <style:text-properties officeooo:rsid="00e97fcc"/>
    </style:style>
    <style:style style:name="T77" style:family="text">
      <style:text-properties officeooo:rsid="00eb0781"/>
    </style:style>
    <style:style style:name="T78" style:family="text">
      <style:text-properties style:text-position="super 58%" officeooo:rsid="00eb0781"/>
    </style:style>
    <style:style style:name="T79" style:family="text">
      <style:text-properties style:text-position="super 58%" officeooo:rsid="00f43a92"/>
    </style:style>
    <style:style style:name="T80" style:family="text">
      <style:text-properties style:text-position="super 58%" style:font-name="Liberation Sans1" style:font-name-asian="Microsoft YaHei" style:font-name-complex="Arial"/>
    </style:style>
    <style:style style:name="T81" style:family="text">
      <style:text-properties style:text-position="super 58%" style:font-name="Liberation Sans1" officeooo:rsid="0114dca5" style:font-name-asian="Microsoft YaHei" style:font-name-complex="Arial"/>
    </style:style>
    <style:style style:name="T82" style:family="text">
      <style:text-properties style:text-position="0% 100%" officeooo:rsid="00eb0781"/>
    </style:style>
    <style:style style:name="T83" style:family="text">
      <style:text-properties style:text-position="0% 100%" officeooo:rsid="00f43a92"/>
    </style:style>
    <style:style style:name="T84" style:family="text">
      <style:text-properties style:text-position="0% 100%" officeooo:rsid="00f5aa35"/>
    </style:style>
    <style:style style:name="T85" style:family="text">
      <style:text-properties style:text-position="0% 100%" style:font-name="Liberation Sans1" style:font-name-asian="Microsoft YaHei" style:font-name-complex="Arial"/>
    </style:style>
    <style:style style:name="T86" style:family="text">
      <style:text-properties style:text-position="0% 100%" style:font-name="Liberation Sans1" officeooo:rsid="01160fcb" style:font-name-asian="Microsoft YaHei" style:font-name-complex="Arial"/>
    </style:style>
    <style:style style:name="T87" style:family="text">
      <style:text-properties style:text-position="0% 100%" style:font-name="Liberation Sans1" officeooo:rsid="01180f9a" style:font-name-asian="Microsoft YaHei" style:font-name-complex="Arial"/>
    </style:style>
    <style:style style:name="T88" style:family="text">
      <style:text-properties style:text-position="0% 100%" style:font-name="Liberation Sans1" officeooo:rsid="011873dc" style:font-name-asian="Microsoft YaHei" style:font-name-complex="Arial"/>
    </style:style>
    <style:style style:name="T89" style:family="text">
      <style:text-properties style:text-position="0% 100%" style:font-name="Liberation Sans1" officeooo:rsid="01198626" style:font-name-asian="Microsoft YaHei" style:font-name-complex="Arial"/>
    </style:style>
    <style:style style:name="T90" style:family="text">
      <style:text-properties style:text-position="0% 100%" style:font-name="Liberation Sans1" officeooo:rsid="011a5152" style:font-name-asian="Microsoft YaHei" style:font-name-complex="Arial"/>
    </style:style>
    <style:style style:name="T91" style:family="text">
      <style:text-properties style:text-position="0% 100%" style:font-name="Liberation Sans1" officeooo:rsid="011be992" style:font-name-asian="Microsoft YaHei" style:font-name-complex="Arial"/>
    </style:style>
    <style:style style:name="T92" style:family="text">
      <style:text-properties style:text-position="0% 100%" style:font-name="Liberation Sans1" officeooo:rsid="011cfcd8" style:font-name-asian="Microsoft YaHei" style:font-name-complex="Arial"/>
    </style:style>
    <style:style style:name="T93" style:family="text">
      <style:text-properties style:text-position="0% 100%" style:font-name="Liberation Sans1" officeooo:rsid="011ecde3" style:font-name-asian="Microsoft YaHei" style:font-name-complex="Arial"/>
    </style:style>
    <style:style style:name="T94" style:family="text">
      <style:text-properties style:text-position="0% 100%" style:font-name="Liberation Sans1" officeooo:rsid="01093181" style:font-name-asian="Microsoft YaHei" style:font-name-complex="Arial"/>
    </style:style>
    <style:style style:name="T95" style:family="text">
      <style:text-properties style:text-position="0% 100%" style:font-name="Liberation Sans1" officeooo:rsid="011ee2e6" style:font-name-asian="Microsoft YaHei" style:font-name-complex="Arial"/>
    </style:style>
    <style:style style:name="T96" style:family="text">
      <style:text-properties style:text-position="0% 100%" style:font-name="Liberation Sans1" officeooo:rsid="012435b7" style:font-name-asian="Microsoft YaHei" style:font-name-complex="Arial"/>
    </style:style>
    <style:style style:name="T97" style:family="text">
      <style:text-properties style:text-position="0% 100%" style:font-name="Liberation Sans1" officeooo:rsid="01139b00" style:font-name-asian="Microsoft YaHei" style:font-name-complex="Arial"/>
    </style:style>
    <style:style style:name="T98" style:family="text">
      <style:text-properties style:text-position="0% 100%" style:font-name="Liberation Sans1" officeooo:rsid="01259b76" style:font-name-asian="Microsoft YaHei" style:font-name-complex="Arial"/>
    </style:style>
    <style:style style:name="T99" style:family="text">
      <style:text-properties style:text-position="0% 100%" style:font-name="Liberation Sans1" officeooo:rsid="0127a311" style:font-name-asian="Microsoft YaHei" style:font-name-complex="Arial"/>
    </style:style>
    <style:style style:name="T100" style:family="text">
      <style:text-properties style:text-position="0% 100%" style:font-name="Liberation Sans1" officeooo:rsid="01289b5a" style:font-name-asian="Microsoft YaHei" style:font-name-complex="Arial"/>
    </style:style>
    <style:style style:name="T101" style:family="text">
      <style:text-properties style:text-position="0% 100%" style:font-name="Liberation Sans1" officeooo:rsid="012983ec" style:font-name-asian="Microsoft YaHei" style:font-name-complex="Arial"/>
    </style:style>
    <style:style style:name="T102" style:family="text">
      <style:text-properties style:text-position="0% 100%" style:font-name="Liberation Sans1" officeooo:rsid="012a9b7a" style:font-name-asian="Microsoft YaHei" style:font-name-complex="Arial"/>
    </style:style>
    <style:style style:name="T103" style:family="text">
      <style:text-properties style:text-position="0% 100%" style:font-name="Liberation Sans1" officeooo:rsid="012c4043" style:font-name-asian="Microsoft YaHei" style:font-name-complex="Arial"/>
    </style:style>
    <style:style style:name="T104" style:family="text">
      <style:text-properties style:text-position="0% 100%" style:font-name="Liberation Sans1" officeooo:rsid="012d429e" style:font-name-asian="Microsoft YaHei" style:font-name-complex="Arial"/>
    </style:style>
    <style:style style:name="T105" style:family="text">
      <style:text-properties style:text-position="0% 100%" style:font-name="Liberation Sans1" officeooo:rsid="012e38cf" style:font-name-asian="Microsoft YaHei" style:font-name-complex="Arial"/>
    </style:style>
    <style:style style:name="T106" style:family="text">
      <style:text-properties style:text-position="0% 100%" style:font-name="Liberation Sans1" officeooo:rsid="012f85d8" style:font-name-asian="Microsoft YaHei" style:font-name-complex="Arial"/>
    </style:style>
    <style:style style:name="T107" style:family="text">
      <style:text-properties style:text-position="0% 100%" style:font-name="Liberation Sans1" officeooo:rsid="013163af" style:font-name-asian="Microsoft YaHei" style:font-name-complex="Arial"/>
    </style:style>
    <style:style style:name="T108" style:family="text">
      <style:text-properties style:text-position="0% 100%" style:font-name="Liberation Sans1" officeooo:rsid="0114dca5" style:font-name-asian="Microsoft YaHei" style:font-name-complex="Arial"/>
    </style:style>
    <style:style style:name="T109" style:family="text">
      <style:text-properties style:text-position="0% 100%" style:font-name="Liberation Sans1" officeooo:rsid="01329544" style:font-name-asian="Microsoft YaHei" style:font-name-complex="Arial"/>
    </style:style>
    <style:style style:name="T110" style:family="text">
      <style:text-properties style:text-position="0% 100%" style:font-name="Liberation Sans1" officeooo:rsid="01385f91" style:font-name-asian="Microsoft YaHei" style:font-name-complex="Arial"/>
    </style:style>
    <style:style style:name="T111" style:family="text">
      <style:text-properties style:text-position="0% 100%" style:font-name="Liberation Sans1" officeooo:rsid="0139a096" style:font-name-asian="Microsoft YaHei" style:font-name-complex="Arial"/>
    </style:style>
    <style:style style:name="T112" style:family="text">
      <style:text-properties officeooo:rsid="00ec9050"/>
    </style:style>
    <style:style style:name="T113" style:family="text">
      <style:text-properties officeooo:rsid="00ef2bc1"/>
    </style:style>
    <style:style style:name="T114" style:family="text">
      <style:text-properties officeooo:rsid="00f1066f"/>
    </style:style>
    <style:style style:name="T115" style:family="text">
      <style:text-properties officeooo:rsid="00f28bb3"/>
    </style:style>
    <style:style style:name="T116" style:family="text">
      <style:text-properties officeooo:rsid="00f43a92"/>
    </style:style>
    <style:style style:name="T117" style:family="text">
      <style:text-properties officeooo:rsid="00f5aa35"/>
    </style:style>
    <style:style style:name="T118" style:family="text">
      <style:text-properties officeooo:rsid="00fabc7f"/>
    </style:style>
    <style:style style:name="T119" style:family="text">
      <style:text-properties officeooo:rsid="00fc9e67"/>
    </style:style>
    <style:style style:name="T120" style:family="text">
      <style:text-properties officeooo:rsid="0111d188"/>
    </style:style>
    <style:style style:name="T121" style:family="text">
      <style:text-properties officeooo:rsid="011c7fa1"/>
    </style:style>
    <style:style style:name="T122" style:family="text">
      <style:text-properties officeooo:rsid="01214633"/>
    </style:style>
    <style:style style:name="T123" style:family="text">
      <style:text-properties officeooo:rsid="013698b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31" text:outline-level="3">Kurzfassung</text:h>
      <text:h text:style-name="P31" text:outline-level="3">Inhaltsverzeichnis</text:h>
      <text:h text:style-name="P31" text:outline-level="3">Einleitung</text:h>
      <text:h text:style-name="P31" text:outline-level="3">Grundlagen</text:h>
      <text:h text:style-name="P31" text:outline-level="3">Durchführung</text:h>
      <text:h text:style-name="P32" text:outline-level="3">Ergebnisse</text:h>
      <text:p text:style-name="P22"><text:span text:style-name="T10">Nun werden die Ergebnisse der Messungen zur Laufzeit und dem Speicher </text:span><text:span text:style-name="T11">in Form von Diagrammen</text:span><text:span text:style-name="T10"> dargestellt </text:span><text:span text:style-name="T12">und mit Bezug auf die Grundlagen interpretiert</text:span><text:span text:style-name="T10">. </text:span></text:p>
      <text:p text:style-name="P1">Speicherplatzverwaltung <text:span text:style-name="T8">ist</text:span> <text:span text:style-name="T7">fest vorgegeben</text:span></text:p>
      <text:p text:style-name="P2"><text:span text:style-name="T2">I</text:span><text:span text:style-name="T1">n diesem Kapitel wird verdeutlicht, dass die Speicherplatzverwaltung fest vorgegeben ist.</text:span></text:p>
      <text:p text:style-name="P8"><text:span text:style-name="T49">Das</text:span><text:span text:style-name="T2"> folgenden Diagramme D1 <text:s/>zeig</text:span><text:span text:style-name="T50">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6"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1">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7"/>
      <text:p text:style-name="P19"/>
      <text:p text:style-name="P20"/>
      <text:p text:style-name="P20"/>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3"/>
      <text:p text:style-name="P13"/>
      <text:p text:style-name="P13"><draw:frame draw:style-name="fr1" draw:name="Frame8" text:anchor-type="char" svg:x="0.0846in" svg:y="-0.1228in" svg:width="6.3402in" draw:z-index="2"><draw:text-box fo:min-height="4.6264in"><text:p text:style-name="D"><draw:frame draw:style-name="fr6"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2">2</text:span></text:p></draw:text-box></draw:frame></text:p>
      <text:p text:style-name="P14">Die Maximalabweichung <text:span text:style-name="T54">zum Mittelwert </text:span><text:span text:style-name="T53">bei der Speicherbelegung </text:span>beträgt sowohl für Array als auch für Liste <text:span text:style-name="T53">für alle Messwerte</text:span> null Bytes.</text:p>
      <text:p text:style-name="P21">Dadurch lässt sich erschließen, dass die Speicherverwaltung fest vorgegeben ist.</text:p>
      <text:p text:style-name="P9"><text:span text:style-name="T55">Deshalb</text:span> wird <text:span text:style-name="T56">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9"/>
      <text:p text:style-name="P5"/>
      <text:p text:style-name="P28">Speicherplatzverwaltung bei Arrays</text:p>
      <text:p text:style-name="P10">Im folgenden Abschnitt wird die Entwicklung der Speicherplatzverwendung bei Arrays analysiert und in Bezug zu den Grundlagen gesetzt. </text:p>
      <text:p text:style-name="P11"><text:span text:style-name="T24">Durch D</text:span><text:span text:style-name="T57">3</text:span><text:span text:style-name="T24"> </text:span>wird verdeutlicht, wie sich der Speicherbedarf durch <text:span text:style-name="T23">das Hinzufügen von Elementen </text:span><text:span text:style-name="T25">verändert</text:span><text:span text:style-name="T23">. </text:span></text:p>
      <text:p text:style-name="P15">I<draw:frame draw:style-name="fr1" draw:name="Frame1" text:anchor-type="char" svg:x="0.0291in" svg:y="-0.0035in" svg:width="6.4in" draw:z-index="4"><draw:text-box fo:min-height="4.8in"><text:p text:style-name="D"><draw:frame draw:style-name="fr6"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64">3</text:span></text:p></draw:text-box></draw:frame>m Diagramm kann man ablesen, dass sich der Speicher für jedes hinzugefügte Element um acht Bytes vergrößert. <text:span text:style-name="T26">Somit erklärt sich auch das lineare Wachstum, welches man in D</text:span><text:span text:style-name="T27">1</text:span><text:span text:style-name="T26"> erkennen kann.</text:span></text:p>
      <text:p text:style-name="P12">Das lineare Wachstum ist darauf zurückzuführen, dass bei jedem Hinzufügen eines Elements ein neuer Array aus dem alten Array und dem neuen Element erstellt wird <text:span text:style-name="T29">und dabei kein Speicherplatz für das Hinzufügen von weiteren Elementen eingeplant wird.</text:span></text:p>
      <text:p text:style-name="P6"/>
      <text:p text:style-name="P29">Speicherplatzverwaltung bei <text:span text:style-name="T28">Listen</text:span></text:p>
      <text:p text:style-name="P16">Nun geht es um das Wachstum des belegten Speichers bei Listen. <text:span text:style-name="T30">Wie man </text:span><text:span text:style-name="T58">in</text:span><text:span text:style-name="T30"> D1 erkennen kann, wächst die Speicherbelegung stufenweise, anstatt monoton wie bei <text:s/>Arrays. </text:span><text:span text:style-name="T31">Das ist der Fall, weil bei jeder Vergrößerung des Speicherbedarfs der Liste rund 1/8 des zuvor benötigten Speicherplatzes zusätzlich reserviert wird. </text:span><text:span text:style-name="T32">Dadurch muss für neue Elemente kein neuer Speicherplatz beansprucht werden, sofern noch genug Platz für das neue Element freigehalten ist, was eine </text:span><text:span text:style-name="T36">Neu</text:span><text:span text:style-name="T32">positionierung der Liste </text:span><text:span text:style-name="T33">vermeide</text:span><text:span text:style-name="T35">n</text:span><text:span text:style-name="T33"> </text:span><text:span text:style-name="T34">kann</text:span><text:span text:style-name="T33">. </text:span></text:p>
      <text:p text:style-name="P16"><draw:frame draw:style-name="fr3" draw:name="Frame2" text:anchor-type="char" svg:width="6.4102in" draw:z-index="6"><draw:text-box fo:min-height="4.8102in"><text:p text:style-name="D"><draw:frame draw:style-name="fr6"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65">4</text:span></text:p></draw:text-box></draw:frame></text:p>
      <text:p text:style-name="P16"><text:span text:style-name="T62">In D</text:span><text:span text:style-name="T59">4</text:span><text:span text:style-name="T62"> ist abzulesen, dass die Größe der Speicherveränderungen linear steigt, dafür aber die Abstände zwischen den Speichervergrößerungen auch steigen, </text:span><text:span text:style-name="T37">da nur dann der Speicher vergrößert wird, wenn kein freigehaltener Platz für ein neues Element vorhanden ist. </text:span><text:span text:style-name="T38">Das ist unter anderem im Diagramm D1 sehr deutlich zu erkennen. </text:span><text:span text:style-name="T39">Der belegte Speicherplatz durch die Listen steigt immer dann an, wenn diese ungefähr so viel Platz belegen wie die Arrays, bei </text:span><text:span text:style-name="T40">denen</text:span><text:span text:style-name="T39"> kein Platz für neue Elemente reserviert wird. Das heißt auch, dass die Elemente, die den Listen hinzugefügt werden, sowohl bei </text:span><text:span text:style-name="T41">Arrays und Listen genau gleich viel Speicherplatz in Anspruch nehmen, also acht Bytes (siehe </text:span><text:span text:style-name="T65">D3</text:span><text:span text:style-name="T41">).</text:span></text:p>
      <text:p text:style-name="P16"><text:span text:style-name="T42">In D</text:span><text:span text:style-name="T61">5</text:span><text:span text:style-name="T42"> wird deutlich, dass nach rund 9700 hinzugefügten Elementen und einer Speicher</text:span><text:span text:style-name="T43">belegung von rund 7</text:span><text:span text:style-name="T68">8000</text:span><text:span text:style-name="T43"> Bytes eine Vergrößerung des beanspruchten Speichers </text:span><text:span text:style-name="T44">der Liste</text:span><text:span text:style-name="T43"> stattfindet. </text:span></text:p>
      <text:p text:style-name="P17"/>
      <text:p text:style-name="P18"><draw:frame draw:style-name="fr2" draw:name="Frame3" text:anchor-type="char" svg:x="-0.0354in" svg:y="0.0898in" svg:width="5.4602in" draw:z-index="8"><draw:text-box fo:min-height="4.1339in"><text:p text:style-name="D"><draw:frame draw:style-name="fr6"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66">5</text:span></text:p></draw:text-box></draw:frame><draw:frame draw:style-name="fr2" draw:name="Frame4" text:anchor-type="char" svg:x="-0.0354in" svg:y="4.3756in" svg:width="5.4382in" draw:z-index="10"><draw:text-box fo:min-height="4.3146in"><text:p text:style-name="D"><draw:frame draw:style-name="fr6"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67">6</text:span></text:p></draw:text-box></draw:frame><text:soft-page-break/><text:span text:style-name="T63">In D</text:span><text:span text:style-name="T60">6</text:span><text:span text:style-name="T63"> kann man erkennen, dass bei genau der gleichen Speicherplatzvergrößerung bei nach rund 9700 hinzugefügten Elementen, der belegte Speicherplatz um rund 9800 Bytes steigt. </text:span><text:span text:style-name="T45">Zum Vergleich: </text:span><text:span text:style-name="T46">7</text:span><text:span text:style-name="T69">8000</text:span><text:span text:style-name="T47">Bytes</text:span><text:span text:style-name="T46"> * 1/8 = 97</text:span><text:span text:style-name="T70">50</text:span><text:span text:style-name="T47">Bytes</text:span><text:span text:style-name="T46">. </text:span><text:span text:style-name="T48">Somit wird verdeutlicht, dass die Speichervergrößerung bei der Liste tatsächlich rund 1/8 des zuvor belegten Speichers beträgt.</text:span></text:p>
      <text:p text:style-name="P30">Ungenauigkeiten bei Messung<text:span text:style-name="T73">en</text:span> der Laufzeit</text:p>
      <text:p text:style-name="P23">Bevor in den nächsten Kapitel die Laufzeiten der Arrays und Listen in Bezug auf die Grundlegenden Informationen analysiert und interpretiert werden, wird es <text:span text:style-name="T73">hier um die Ungenauigkeiten der Messungen gehen. </text:span><text:span text:style-name="T74">Die Diagramme dieses Abschnitts repräsentieren alle die Messwerte der gleichen zufällig ausgewählten Messung.</text:span></text:p>
      <text:p text:style-name="P23"><text:span text:style-name="T75">Diagramm D7 </text:span><draw:frame draw:style-name="fr1" draw:name="Frame5" text:anchor-type="char" svg:x="0.0146in" svg:y="0.322in" svg:width="6.3972in" draw:z-index="12"><draw:text-box fo:min-height="5in"><text:p text:style-name="D"><draw:frame draw:style-name="fr6"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75">7</text:span></text:p></draw:text-box></draw:frame><text:span text:style-name="T75">bildet die Laufzeitveränderung je hinzugefügtes Element ab.</text:span></text:p>
      <text:p text:style-name="P24">Hier ist zu erkennen, dass die Laufzeitveränderungen sich an verschiedenen Werten orientieren und alle ein <text:span text:style-name="T113">Nullfaches, Zweifaches, Dreifaches, usw.</text:span> vom kleinsten Wert <text:span text:style-name="T76">über null sind</text:span>. <text:span text:style-name="T112">Dieser</text:span><text:span text:style-name="T77"> </text:span><text:span text:style-name="T112">beträgt</text:span><text:span text:style-name="T77"> in diesem Diagramm etwas mehr als 2*10</text:span><text:span text:style-name="T78">-7 </text:span><text:span text:style-name="T82">Sekunden. </text:span></text:p>
      <text:p text:style-name="P25">Außerdem zeigt das Diagramm, dass in manchen Fällen die Laufzeitveränderung null Sekunden wäre. Das heißt, dass ein Element an die List hinzugefügt wird ohne dass Zeit vergeht. Das ist technisch nicht möglich. </text:p>
      <text:p text:style-name="P26">Deshalb ist es vermutlich so, dass <text:span text:style-name="T115">das Ergebnis</text:span> <text:span text:style-name="T115">der</text:span> hier verwendete Methode der Zeitmessung nur in gleichmäßigen Schritten <text:span text:style-name="T114">steigen kann, </text:span><text:span text:style-name="T117">die</text:span><text:span text:style-name="T116"> in diesem Beispiel rund 2*10</text:span><text:span text:style-name="T79">-7 </text:span><text:span text:style-name="T83">Sekunden </text:span><text:span text:style-name="T84">betragen.</text:span></text:p>
      <text:p text:style-name="P33"/>
      <text:p text:style-name="P33"/>
      <text:p text:style-name="P33"/>
      <text:p text:style-name="P33"/>
      <text:p text:style-name="P27"><text:soft-page-break/><text:span text:style-name="T71">E</text:span><text:span text:style-name="T72">in anderes interessantes Merkmal wird in D9 deutlich.</text:span></text:p>
      <text:p text:style-name="P34"><draw:frame draw:style-name="fr1" draw:name="Frame7" text:anchor-type="char" svg:x="-0.0008in" svg:y="-0.0516in" svg:width="6.4102in" draw:z-index="14"><draw:text-box fo:min-height="4.8102in"><text:p text:style-name="D"><draw:frame draw:style-name="fr5"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18">9</text:span></text:p></draw:text-box></draw:frame><text:span text:style-name="T119">Hier is</text:span><text:span text:style-name="T22">t zu erkennen, dass beim Hinzufügen </text:span><text:span text:style-name="T19">der meisten</text:span><text:span text:style-name="T22"> Elemente die Laufzeitveränderung </text:span><text:span text:style-name="T19">sehr klein ist, diese in </text:span><text:span text:style-name="T20">Einzelfällen</text:span><text:span text:style-name="T19"> jedoch extrem hoch sein kann. </text:span><text:span text:style-name="T13">Bei dieser Messung war das vor allem bei Arrays der Fall. </text:span><text:span text:style-name="T14">Da Arrays bei jedem Hinzufügen von Elementen </text:span><text:span text:style-name="T15">neu platziert</text:span><text:span text:style-name="T14"> werden, </text:span><text:span text:style-name="T16">lassen sich diese extremen Abweichungen nicht auf eine Speicherveränderung, sondern auf äußere Faktoren </text:span><text:span text:style-name="T17">wie Hintergrundprozesse des Betrieb</text:span><text:span text:style-name="T18">s</text:span><text:span text:style-name="T17">system</text:span><text:span text:style-name="T18">s </text:span><text:span text:style-name="T16">zurückführen.</text:span></text:p>
      <text:p text:style-name="P41"><text:span text:style-name="T16">L</text:span><text:span text:style-name="T9">aufzeitentwicklung bei Listen</text:span></text:p>
      <text:p text:style-name="P35"><draw:frame draw:style-name="fr1" draw:name="Frame9" text:anchor-type="char" svg:x="0.0008in" svg:y="0.6563in" svg:width="6.4in" draw:z-index="16"><draw:text-box fo:min-height="4.8in"><text:p text:style-name="D"><draw:frame draw:style-name="fr4"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0">11</text:span></text:p></draw:text-box></draw:frame><text:span text:style-name="T9">In diesem Kapitel geht es darum, wie sich die Laufzeit beim Anhängen von Elementen an eine Liste entwickelt. </text:span><text:span text:style-name="T21">D11 stellt die Mittelwerte der Laufzeitveränderung für jedes hinzugefügte Element dar.</text:span></text:p>
      <text:p text:style-name="P36"><text:span text:style-name="T21">H</text:span><text:span text:style-name="T9">ier ist zu erkennen, dass abgesehen von einigen Ausreißern die meisten Mittelwerte der Laufzeitveränderungen zwischen 1*10</text:span><text:span text:style-name="T80">-7 </text:span><text:span text:style-name="T106">Sekunden </text:span><text:span text:style-name="T85">und 2*10</text:span><text:span text:style-name="T80">-7</text:span><text:span text:style-name="T85"> Sekunden liegen. </text:span><text:span text:style-name="T86">Es ist nicht zu erkennen, dass die Laufzeitveränderung beim Hinzufügen von Elementen an eine längere Liste größer wird. </text:span><text:span text:style-name="T87">Dementsprechend ist die Laufzeitveränderung unabhängig von der Anzahl der Elemente </text:span><text:span text:style-name="T88">in einer</text:span><text:span text:style-name="T87"> Liste. </text:span><text:span text:style-name="T89">Wenn man von den extremen Abweichungen absieht, führt das ungefähr zu einem linearen Wachstum der Gesamtlaufzeit. </text:span><text:span text:style-name="T93">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6"><text:span text:style-name="T92">In</text:span><text:span text:style-name="T90"> D12 </text:span><text:span text:style-name="T92">ist das lineare Wachstum der Gesamtlaufzeit bei der Liste </text:span><text:span text:style-name="T91">abgesehen von den großen Sprüngen durch die extremen Abweichungen </text:span><text:span text:style-name="T90">zu erkennen . </text:span></text:p>
      <text:p text:style-name="P43"><draw:frame draw:style-name="fr1" draw:name="Frame10" text:anchor-type="char" svg:x="0.0516in" svg:y="0.1465in" svg:width="6.4in" draw:z-index="18"><draw:text-box fo:min-height="4.8in"><text:p text:style-name="D"><draw:frame draw:style-name="fr4"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1">12</text:span></text:p></draw:text-box></draw:frame><text:span text:style-name="T90"/></text:p>
      <text:p text:style-name="P36"><text:span text:style-name="T90"/></text:p>
      <text:p text:style-name="P42"><text:span text:style-name="T94">L</text:span><text:span text:style-name="T90">aufzeitentwicklung bei </text:span><text:span text:style-name="T95">Arrays</text:span></text:p>
      <text:p text:style-name="P37"><text:span text:style-name="T95">I</text:span><text:span text:style-name="T85">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4"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2">13</text:span></text:p></draw:text-box></draw:frame><text:span text:style-name="T85"> </text:span><text:span text:style-name="T96">Das folgende Diagramm </text:span><text:span text:style-name="T97">D1</text:span><text:span text:style-name="T96">3</text:span><text:span text:style-name="T97"> stellt die Mittelwerte der Laufzeitveränderung für jedes hinzugefügte Element </text:span><text:span text:style-name="T98">bei Arrays</text:span><text:span text:style-name="T97"> dar.</text:span></text:p>
      <text:p text:style-name="P38"><text:span text:style-name="T97">H</text:span><text:span text:style-name="T85">ier ist zu erkennen, dass abgesehen von den vielen Abweichungen die Laufzeitveränderung von anfangs rund 0,5 * 10</text:span><text:span text:style-name="T80">-5</text:span><text:span text:style-name="T85"> Sekunden auf fast 1 * 10</text:span><text:span text:style-name="T80">-5</text:span><text:span text:style-name="T85"> Sekunden am Ende linear ansteigt. </text:span><text:span text:style-name="T99">Dieser lineare Anstieg wird dadurch verursacht, dass Arrays beim Hinzufügen von neuen Elementen aufwändig an einen neuen Ort positioniert werden </text:span><text:span text:style-name="T100">und der Aufwand mit der Anzahl der Elementen im Array wächst</text:span><text:span text:style-name="T99">.</text:span><text:span text:style-name="T85"> </text:span><text:span text:style-name="T99">Das würde zu einem exponentiellen Anstieg der Gesamtlaufzeit führen. Dieser ist jedoch undeutlich, da es extrem viele große Abweichungen gibt, bei denen die Laufzeitveränderung </text:span><text:span text:style-name="T101">deutlich über den oben genannten Werten liegt. </text:span><text:span text:style-name="T102">Diese Abweichungen kommen vermutlich durch Hintergrundprozesse, die nichts mit dem Hinzufügen von Elementen an Arrays zu tun haben. </text:span><text:span text:style-name="T103">Die Abweichungen sind hier häufiger als bei Listen, da das Hinzufügen von Elementen bei Arrays durch das neue platzieren aufwändiger ist und somit die Wahrscheinlichkeit steigt, dass der Prozess durch Hintergrundprozesse unterbrochen wird. </text:span><text:span text:style-name="T104">Der größere Aufwand bei Arrays ist auch in den Diagrammen zu erkennen: In D13 kann man ablesen, dass die </text:span><text:span text:style-name="T105">kleinsten </text:span><text:span text:style-name="T104">Mittelwerte der Arrays beim Hinzufügen eine Laufzeitveränderung </text:span><text:span text:style-name="T105">von etwas weniger als <text:s/></text:span><text:span text:style-name="T85">0,5 * 10</text:span><text:span text:style-name="T80">-5</text:span><text:span text:style-name="T85"> Sekunden </text:span><text:span text:style-name="T106">betragen während </text:span><text:span text:style-name="T107">die kleinsten Mittelwerte</text:span><text:span text:style-name="T106"> nach </text:span><text:span text:style-name="T107">D11 </text:span><text:span text:style-name="T106">bei Listen </text:span><text:span text:style-name="T109">kleiner</text:span><text:span text:style-name="T107"> <text:s/>als </text:span><text:span text:style-name="T108">1*10</text:span><text:span text:style-name="T81">-7 </text:span><text:span text:style-name="T106">Sekunden </text:span><text:span text:style-name="T109">sind.</text:span></text:p>
      <text:p text:style-name="P38"><text:span text:style-name="T109"/></text:p>
      <text:p text:style-name="P39"><text:soft-page-break/><text:span text:style-name="T109">D</text:span><text:span text:style-name="T85">er oben angesprochene exponentielle Anstieg der Gesamtlaufzeit bei Arrays ist in D14 auf Grund der vielen Großen Abweichungen nur undeutlich zu erkennen. </text:span></text:p>
      <text:p text:style-name="P39"><draw:frame draw:style-name="fr1" draw:name="Frame12" text:anchor-type="char" svg:x="-0.0146in" svg:y="-0.0583in" svg:width="6.4102in" draw:z-index="22"><draw:text-box fo:min-height="4.8102in"><text:p text:style-name="D"><draw:frame draw:style-name="fr4"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3">14</text:span></text:p></draw:text-box></draw:frame><text:span text:style-name="T85"/></text:p>
      <text:p text:style-name="P40"><text:span text:style-name="T85">Man kann den exponentiellen Anstieg jedoch leicht erahnen, da nach rund 5000 hinzugefügten Elementen die Gesamtlaufzeit ungefähr 0,04 Sekunden beträgt, während sie nach 10000 Elementen bei rund 0.10 Sekunden liegt. </text:span><text:span text:style-name="T110">In dem Diagramm ist auch der Vergleich zwischen dem Hinzufügen von Elementen an Listen und Arrays abgebildet. </text:span><text:span text:style-name="T111">Es ist sehr deutlich zu erkennen, dass Arrays dafür deutlich länger als Listen benötigen.</text:span></text:p>
      <text:h text:style-name="P31" text:outline-level="3">Fazit</text:h>
      <text:h text:style-name="P31"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4T12:08:11.563000000</dc:date>
    <meta:editing-duration>PT6H53M10S</meta:editing-duration>
    <meta:editing-cycles>251</meta:editing-cycles>
    <meta:generator>LibreOffice/7.1.0.3$Windows_X86_64 LibreOffice_project/f6099ecf3d29644b5008cc8f48f42f4a40986e4c</meta:generator>
    <meta:document-statistic meta:table-count="0" meta:image-count="12" meta:object-count="0" meta:page-count="19" meta:paragraph-count="57" meta:word-count="1248" meta:character-count="8743" meta:non-whitespace-character-count="7537"/>
  </office:meta>
</office:document-meta>
</file>